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#FFFFFF"/>
      <style:text-properties fo:color="#000000" style:font-name="Courier New" style:font-name-asian="Courier New" style:font-name-complex="Courier New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4.81541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Number to Achieve</text:p>
          </table:table-cell>
          <table:table-cell office:value-type="string" table:style-name="ce1">
            <text:p>Number Achieved</text:p>
          </table:table-cell>
          <table:table-cell office:value-type="string" table:style-name="ce1">
            <text:p>case</text:p>
          </table:table-cell>
          <table:table-cell office:value-type="string" table:style-name="ce1">
            <text:p>Validity<text:s/>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1 sec</text:p>
          </table:table-cell>
          <table:table-cell table:number-columns-repeated="16381" table:style-name="ce1"/>
        </table:table-row>
        <table:table-row table:style-name="ro1">
          <table:table-cell office:value-type="float" office:value="0.42997320427229002" table:style-name="ce2">
            <text:p>0.429973204</text:p>
          </table:table-cell>
          <table:table-cell office:value-type="float" office:value="0.425673515" table:style-name="ce1">
            <text:p>0.425673515</text:p>
          </table:table-cell>
          <table:table-cell office:value-type="string" table:style-name="ce1">
            <text:p>CF-NO</text:p>
          </table:table-cell>
          <table:table-cell office:value-type="string" table:style-name="ce1">
            <text:p>Si</text:p>
          </table:table-cell>
          <table:table-cell table:number-columns-repeated="16380"/>
        </table:table-row>
        <table:table-row table:style-name="ro1">
          <table:table-cell office:value-type="float" office:value="0.28983242099326401" table:style-name="ce2">
            <text:p>0.289832421</text:p>
          </table:table-cell>
          <table:table-cell office:value-type="float" office:value="0.28693413699999998" table:style-name="ce1">
            <text:p>0.286934137</text:p>
          </table:table-cell>
          <table:table-cell office:value-type="string" table:style-name="ce1">
            <text:p>CF-4</text:p>
          </table:table-cell>
          <table:table-cell office:value-type="string" table:style-name="ce1">
            <text:p>Si</text:p>
          </table:table-cell>
          <table:table-cell table:number-columns-repeated="16380"/>
        </table:table-row>
        <table:table-row table:style-name="ro1">
          <table:table-cell office:value-type="float" office:value="0.715343849291595" table:style-name="ce2">
            <text:p>0.715343849</text:p>
          </table:table-cell>
          <table:table-cell office:value-type="float" office:value="0.70819061999999999" table:style-name="ce1">
            <text:p>0.70819062</text:p>
          </table:table-cell>
          <table:table-cell office:value-type="string" table:style-name="ce1">
            <text:p>CF-8</text:p>
          </table:table-cell>
          <table:table-cell office:value-type="string" table:style-name="ce1">
            <text:p>Si</text:p>
          </table:table-cell>
          <table:table-cell table:number-columns-repeated="16380"/>
        </table:table-row>
        <table:table-row table:style-name="ro1">
          <table:table-cell office:value-type="float" office:value="0.77209711040020201" table:style-name="ce2">
            <text:p>0.77209711</text:p>
          </table:table-cell>
          <table:table-cell office:value-type="float" office:value="0.76437640200000001" table:style-name="ce1">
            <text:p>0.764376402</text:p>
          </table:table-cell>
          <table:table-cell office:value-type="string" table:style-name="ce1">
            <text:p>CF-16</text:p>
          </table:table-cell>
          <table:table-cell office:value-type="string" table:style-name="ce1">
            <text:p>Si</text:p>
          </table:table-cell>
          <table:table-cell table:number-columns-repeated="16380"/>
        </table:table-row>
        <table:table-row table:style-name="ro1">
          <table:table-cell office:value-type="float" office:value="0.96409669337189097" table:style-name="ce2">
            <text:p>0.964096693</text:p>
          </table:table-cell>
          <table:table-cell office:value-type="float" office:value="0.95445597199999999" table:style-name="ce1">
            <text:p>0.954455972</text:p>
          </table:table-cell>
          <table:table-cell office:value-type="string" table:style-name="ce1">
            <text:p>CF-32</text:p>
          </table:table-cell>
          <table:table-cell office:value-type="string" table:style-name="ce1">
            <text:p>Si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2sec</text:p>
          </table:table-cell>
          <table:table-cell table:number-columns-repeated="16381" table:style-name="ce1"/>
        </table:table-row>
        <table:table-row table:style-name="ro1">
          <table:table-cell office:value-type="float" office:value="0.73761467954735604" table:style-name="ce2">
            <text:p>0.73761468</text:p>
          </table:table-cell>
          <table:table-cell office:value-type="float" office:value="0.73392659400000004" table:style-name="ce1">
            <text:p>0.733926594</text:p>
          </table:table-cell>
          <table:table-cell office:value-type="string" table:style-name="ce1">
            <text:p>CF-NO</text:p>
          </table:table-cell>
          <table:table-cell office:value-type="string" table:style-name="ce1">
            <text:p>Si</text:p>
          </table:table-cell>
          <table:table-cell table:number-columns-repeated="16380"/>
        </table:table-row>
        <table:table-row table:style-name="ro1">
          <table:table-cell office:value-type="float" office:value="0.43693382039956402" table:style-name="ce2">
            <text:p>0.43693382</text:p>
          </table:table-cell>
          <table:table-cell office:value-type="float" office:value="0.434749037" table:style-name="ce1">
            <text:p>0.434749037</text:p>
          </table:table-cell>
          <table:table-cell office:value-type="string" table:style-name="ce1">
            <text:p>CF-4</text:p>
          </table:table-cell>
          <table:table-cell office:value-type="string" table:style-name="ce1">
            <text:p>Si</text:p>
          </table:table-cell>
          <table:table-cell table:number-columns-repeated="16380"/>
        </table:table-row>
        <table:table-row table:style-name="ro1">
          <table:table-cell office:value-type="float" office:value="0.72530590436916498" table:style-name="ce2">
            <text:p>0.725305904</text:p>
          </table:table-cell>
          <table:table-cell office:value-type="float" office:value="0.72167921099999999" table:style-name="ce1">
            <text:p>0.721679211</text:p>
          </table:table-cell>
          <table:table-cell office:value-type="string" table:style-name="ce1">
            <text:p>CF-8</text:p>
          </table:table-cell>
          <table:table-cell office:value-type="string" table:style-name="ce1">
            <text:p>Si</text:p>
          </table:table-cell>
          <table:table-cell table:number-columns-repeated="16380"/>
        </table:table-row>
        <table:table-row table:style-name="ro1">
          <table:table-cell office:value-type="float" office:value="0.74872121700658001" table:style-name="ce2">
            <text:p>0.748721217</text:p>
          </table:table-cell>
          <table:table-cell office:value-type="float" office:value="0.74497747400000003" table:style-name="ce1">
            <text:p>0.744977474</text:p>
          </table:table-cell>
          <table:table-cell office:value-type="string" table:style-name="ce1">
            <text:p>CF-16</text:p>
          </table:table-cell>
          <table:table-cell office:value-type="string" table:style-name="ce1">
            <text:p>Si</text:p>
          </table:table-cell>
          <table:table-cell table:number-columns-repeated="16380"/>
        </table:table-row>
        <table:table-row table:style-name="ro1">
          <table:table-cell office:value-type="float" office:value="0.92323681617467201" table:style-name="ce2">
            <text:p>0.923236816</text:p>
          </table:table-cell>
          <table:table-cell office:value-type="float" office:value="0.918620467" table:style-name="ce1">
            <text:p>0.918620467</text:p>
          </table:table-cell>
          <table:table-cell office:value-type="string" table:style-name="ce1">
            <text:p>CF-32</text:p>
          </table:table-cell>
          <table:table-cell office:value-type="string" table:style-name="ce1">
            <text:p>Si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5 sec</text:p>
          </table:table-cell>
          <table:table-cell table:number-columns-repeated="16381" table:style-name="ce1"/>
        </table:table-row>
        <table:table-row table:style-name="ro1">
          <table:table-cell office:value-type="float" office:value="0.70744267005227601" table:style-name="ce2">
            <text:p>0.70744267</text:p>
          </table:table-cell>
          <table:table-cell office:value-type="float" office:value="0.70602786500000003" table:style-name="ce1">
            <text:p>0.706027865</text:p>
          </table:table-cell>
          <table:table-cell office:value-type="string" table:style-name="ce1">
            <text:p>CF-NO</text:p>
          </table:table-cell>
          <table:table-cell office:value-type="string" table:style-name="ce1">
            <text:p>Si</text:p>
          </table:table-cell>
          <table:table-cell table:number-columns-repeated="16380"/>
        </table:table-row>
        <table:table-row table:style-name="ro1">
          <table:table-cell office:value-type="float" office:value="0.27655465704784499" table:style-name="ce2">
            <text:p>0.276554657</text:p>
          </table:table-cell>
          <table:table-cell office:value-type="float" office:value="0.27600145300000001" table:style-name="ce1">
            <text:p>0.276001453</text:p>
          </table:table-cell>
          <table:table-cell office:value-type="string" table:style-name="ce1">
            <text:p>CF-4</text:p>
          </table:table-cell>
          <table:table-cell office:value-type="string" table:style-name="ce1">
            <text:p>Si</text:p>
          </table:table-cell>
          <table:table-cell table:number-columns-repeated="16380"/>
        </table:table-row>
        <table:table-row table:style-name="ro1">
          <table:table-cell office:value-type="float" office:value="0.63461831136927205" table:style-name="ce2">
            <text:p>0.634618311</text:p>
          </table:table-cell>
          <table:table-cell office:value-type="float" office:value="0.633349359" table:style-name="ce1">
            <text:p>0.633349359</text:p>
          </table:table-cell>
          <table:table-cell office:value-type="string" table:style-name="ce1">
            <text:p>CF-8</text:p>
          </table:table-cell>
          <table:table-cell office:value-type="string" table:style-name="ce1">
            <text:p>Si</text:p>
          </table:table-cell>
          <table:table-cell table:number-columns-repeated="16380"/>
        </table:table-row>
        <table:table-row table:style-name="ro1">
          <table:table-cell office:value-type="float" office:value="0.72702124914131905" table:style-name="ce2">
            <text:p>0.727021249</text:p>
          </table:table-cell>
          <table:table-cell office:value-type="float" office:value="0.72556739999999997" table:style-name="ce1">
            <text:p>0.7255674</text:p>
          </table:table-cell>
          <table:table-cell office:value-type="string" table:style-name="ce1">
            <text:p>CF-16</text:p>
          </table:table-cell>
          <table:table-cell office:value-type="string" table:style-name="ce1">
            <text:p>Si</text:p>
          </table:table-cell>
          <table:table-cell table:number-columns-repeated="16380"/>
        </table:table-row>
        <table:table-row table:style-name="ro1">
          <table:table-cell office:value-type="float" office:value="0.96783974831356301" table:style-name="ce2">
            <text:p>0.967839748</text:p>
          </table:table-cell>
          <table:table-cell office:value-type="float" office:value="0.96590465299999995" table:style-name="ce1">
            <text:p>0.965904653</text:p>
          </table:table-cell>
          <table:table-cell office:value-type="string" table:style-name="ce1">
            <text:p>CF-32</text:p>
          </table:table-cell>
          <table:table-cell office:value-type="string" table:style-name="ce1">
            <text:p>Si</text:p>
          </table:table-cell>
          <table:table-cell table:number-columns-repeated="16380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/>
    <dc:creator/>
    <meta:creation-date>2021-01-25T17:31:39Z</meta:creation-date>
    <dc:date>2021-01-26T17:11:50Z</dc:date>
  </office:meta>
</office:document-meta>
</file>